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6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6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7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9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9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style:style style:name="T21" style:family="text">
      <style:text-properties officeooo:rsid="00dac628"/>
    </style:style>
    <style:style style:name="T22" style:family="text">
      <style:text-properties officeooo:rsid="00dad4fe"/>
    </style:style>
    <style:style style:name="T23" style:family="text">
      <style:text-properties officeooo:rsid="00db7ac2"/>
    </style:style>
    <style:style style:name="T24" style:family="text">
      <style:text-properties officeooo:rsid="00de0f29"/>
    </style:style>
    <style:style style:name="T25" style:family="text">
      <style:text-properties officeooo:rsid="00d4bdf3"/>
    </style:style>
    <style:style style:name="T26" style:family="text">
      <style:text-properties officeooo:rsid="00dbc079"/>
    </style:style>
    <style:style style:name="T27" style:family="text">
      <style:text-properties officeooo:rsid="00d98931"/>
    </style:style>
    <style:style style:name="T28" style:family="text">
      <style:text-properties officeooo:rsid="00d47cc4"/>
    </style:style>
    <style:style style:name="T29" style:family="text">
      <style:text-properties officeooo:rsid="00df58ee"/>
    </style:style>
    <style:style style:name="T30" style:family="text">
      <style:text-properties officeooo:rsid="00e0481a"/>
    </style:style>
    <style:style style:name="T31" style:family="text">
      <style:text-properties officeooo:rsid="00d4e92b"/>
    </style:style>
    <style:style style:name="T32" style:family="text">
      <style:text-properties officeooo:rsid="00e21e38"/>
    </style:style>
    <style:style style:name="T33" style:family="text">
      <style:text-properties officeooo:rsid="00e231f9"/>
    </style:style>
    <style:style style:name="T34" style:family="text">
      <style:text-properties officeooo:rsid="00e3c917"/>
    </style:style>
    <style:style style:name="T35" style:family="text">
      <style:text-properties officeooo:rsid="00e5c193"/>
    </style:style>
    <style:style style:name="T36" style:family="text">
      <style:text-properties officeooo:rsid="00e8fd27"/>
    </style:style>
    <style:style style:name="T37" style:family="text">
      <style:text-properties officeooo:rsid="00e9b5e5"/>
    </style:style>
    <style:style style:name="T38" style:family="text">
      <style:text-properties officeooo:rsid="00eb6f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62483489023529572" text:style-name="L1">
        <text:list-item>
          <text:p text:style-name="P5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5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5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2221190243824389366" text:style-name="L2">
        <text:list-item>
          <text:p text:style-name="P6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7020719562796198526" text:style-name="L3">
        <text:list-item>
          <text:p text:style-name="P7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75">Comentat exercici 1.3-1</text:p>
        </text:list-item>
        <text:list-item>
          <text:p text:style-name="P77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935020864942786342" text:style-name="L4">
        <text:list-item>
          <text:p text:style-name="P78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78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4451762169410" text:continue-list="list2221190243824389366" text:style-name="L2">
        <text:list-item>
          <text:p text:style-name="P6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4451776632470" text:continue-numbering="true" text:style-name="L2">
        <text:list-item>
          <text:p text:style-name="P6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62"/>
        </text:list-item>
      </text:list>
      <text:p text:style-name="P25"/>
      <text:p text:style-name="P25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4451920090542" text:continue-numbering="true" text:style-name="L2">
        <text:list-item>
          <text:p text:style-name="P63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79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4451513303360" text:continue-numbering="true" text:style-name="L2">
        <text:list-item>
          <text:p text:style-name="P6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80">Comentat apartat 1.1 Temperatura y calor</text:p>
        </text:list-item>
        <text:list-item>
          <text:p text:style-name="P80">Comentat apartat 1.2 Presión</text:p>
        </text:list-item>
        <text:list-item>
          <text:p text:style-name="P80">Comentat apartat 1.3 Ejercicios temperatura y presión</text:p>
          <text:p text:style-name="P64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4451145567413" text:continue-numbering="true" text:style-name="L2">
        <text:list-item>
          <text:p text:style-name="P82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6"/>
      <text:p text:style-name="P26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28"/>
      <text:list xml:id="list4451545170566" text:continue-numbering="true" text:style-name="L2">
        <text:list-item>
          <text:p text:style-name="P65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81">Comentat apartat 1.<text:span text:style-name="T20">4</text:span> <text:span text:style-name="T20">Enrgía y potencia</text:span></text:p>
        </text:list-item>
        <text:list-item>
          <text:p text:style-name="P81">Comentat apartat 1.<text:span text:style-name="T20">5 Ejercicios Energía y potencia</text:span></text:p>
        </text:list-item>
        <text:list-item>
          <text:p text:style-name="P81">Comentat apartat 1.<text:span text:style-name="T20">6.1 Calor específico</text:span></text:p>
        </text:list-item>
      </text:list>
      <text:p text:style-name="P27"/>
      <text:p text:style-name="P41">Di<text:span text:style-name="T3">mecres</text:span><text:tab/><text:span text:style-name="T19">15</text:span>/<text:span text:style-name="T13">10</text:span>/2<text:span text:style-name="T5">5</text:span></text:p>
      <text:p text:style-name="P42"/>
      <text:list xml:id="list4452070189315" text:continue-numbering="true" text:style-name="L2">
        <text:list-item>
          <text:p text:style-name="P6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3">Comentat apartat 1.6.4 Ejemplo de transisión de calor a través de la pared de una cámara frigorífica</text:p>
          <text:p text:style-name="P66"/>
        </text:list-item>
      </text:list>
      <text:p text:style-name="P41">Di<text:span text:style-name="T21">jous<text:tab/></text:span><text:tab/><text:span text:style-name="T19">16</text:span>/<text:span text:style-name="T13">10</text:span>/2<text:span text:style-name="T5">5</text:span></text:p>
      <text:p text:style-name="P41"/>
      <text:list xml:id="list4450760807967" text:continue-numbering="true" text:style-name="L2">
        <text:list-item>
          <text:p text:style-name="P6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3">Comentat apartat 1.6.4 i fet exercicis de transmissió de calor 1.7-4 i 5. </text:p>
        </text:list-item>
      </text:list>
      <text:p text:style-name="P41"/>
      <text:p text:style-name="P42">Di<text:span text:style-name="T22">vendres<text:tab/>17</text:span>/<text:span text:style-name="T13">10</text:span>/2<text:span text:style-name="T5">5</text:span></text:p>
      <text:p text:style-name="P42"/>
      <text:p text:style-name="P29">Repassam teoria i exercicis per preparar l'examen de proper dimarts.</text:p>
      <text:p text:style-name="P42"/>
      <text:p text:style-name="P42">Di<text:span text:style-name="T22">marts<text:tab/>21</text:span>/<text:span text:style-name="T13">10</text:span>/2<text:span text:style-name="T5">5</text:span></text:p>
      <text:p text:style-name="P42"/>
      <text:p text:style-name="P29">Feim el primer <text:a xlink:type="simple" xlink:href="https://paulinoposada.github.io/web_fred/web_fred_25_26/GS/examens_gs/251021_examen/251021_omf_map33b_examen.pdf">examen</text:a> de la primera avaluació.</text:p>
      <text:p text:style-name="P29"/>
      <text:p text:style-name="P43">Di<text:span text:style-name="T22">mecres<text:tab/>22</text:span>/<text:span text:style-name="T13">10</text:span>/2<text:span text:style-name="T5">5</text:span></text:p>
      <text:p text:style-name="P43"/>
      <text:p text:style-name="P30"><text:span text:style-name="T23">Comentem la </text:span><text:a xlink:type="simple" xlink:href="https://paulinoposada.github.io/web_fred/web_fred_25_26/GS/examens_gs/251021_examen/251021_omf_map33b_examen_sol.pdf"><text:span text:style-name="T23">solució de l'examen del 21/10/25</text:span></text:a>.</text:p>
      <text:p text:style-name="P30"/>
      <text:p text:style-name="P44">Di<text:span text:style-name="T24">jous<text:tab/><text:tab/>23</text:span>/<text:span text:style-name="T13">10</text:span>/2<text:span text:style-name="T5">5</text:span></text:p>
      <text:p text:style-name="P44"/>
      <text:p text:style-name="P34">Preparació examen automàtica.</text:p>
      <text:p text:style-name="P34"/>
      <text:p text:style-name="P21"/>
      <text:p text:style-name="P55">Di<text:span text:style-name="T26">vendres</text:span><text:tab/><text:span text:style-name="T27">24</text:span>/<text:span text:style-name="T28">10</text:span>/2<text:span text:style-name="T5">5</text:span></text:p>
      <text:p text:style-name="P21"/>
      <text:p text:style-name="P35">Baixem al taller, co<text:span text:style-name="T25">ntinuem</text:span> amb <text:a xlink:type="simple" xlink:href="https://paulinoposada.github.io/web_fred/web_fred_25_26/documents/practica_soldadura_forta.pdf">pràctica soldadura forta</text:a>.</text:p>
      <text:p text:style-name="P35"/>
      <text:p text:style-name="P35"/>
      <text:p text:style-name="P45">Di<text:span text:style-name="T22">marts<text:tab/>28</text:span>/<text:span text:style-name="T13">10</text:span>/2<text:span text:style-name="T5">5</text:span></text:p>
      <text:p text:style-name="P45"/>
      <text:list xml:id="list4451272601536" text:continue-numbering="true" text:style-name="L2">
        <text:list-item>
          <text:p text:style-name="P6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4">Comentat apartat 1.<text:span text:style-name="T29">8</text:span>.<text:span text:style-name="T29">1</text:span> <text:span text:style-name="T29">Compresión de un gas a temperatura constante</text:span></text:p>
        </text:list-item>
        <text:list-item>
          <text:p text:style-name="P84">Comentat apartat 1.<text:span text:style-name="T29">8</text:span>.<text:span text:style-name="T29">2</text:span> <text:span text:style-name="T29">Expansión de un gas a presión constante</text:span></text:p>
        </text:list-item>
        <text:list-item>
          <text:p text:style-name="P88">Mesurat pressió en 3 recipients amb refrigerant reciclat i identificat els refrigerants (R134a, R410a i R600a) per la relació pressió temperatura ambient.</text:p>
        </text:list-item>
        <text:list-item>
          <text:p text:style-name="P88">Fet buit amb una màniga plena d'aigua y una ampolla. </text:p>
        </text:list-item>
      </text:list>
      <text:p text:style-name="P45"/>
      <text:p text:style-name="P31"/>
      <text:p text:style-name="P46">Di<text:span text:style-name="T22">mecres<text:tab/>29</text:span>/<text:span text:style-name="T13">10</text:span>/2<text:span text:style-name="T5">5</text:span></text:p>
      <text:p text:style-name="P46"/>
      <text:list xml:id="list1520357447397124081" text:style-name="L5">
        <text:list-item>
          <text:p text:style-name="P76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89">Com<text:span text:style-name="T30">entem apartats 1.8.1, 2 i 3.</text:span></text:p>
        </text:list-item>
      </text:list>
      <text:p text:style-name="P36"/>
      <text:p text:style-name="P46"/>
      <text:p text:style-name="P46">Di<text:span text:style-name="T30">jous<text:tab/><text:tab/>30</text:span>/<text:span text:style-name="T13">10</text:span>/2<text:span text:style-name="T5">5</text:span></text:p>
      <text:p text:style-name="P46"/>
      <text:list xml:id="list4451498444602" text:continue-numbering="true" text:style-name="L5">
        <text:list-item>
          <text:p text:style-name="P76"><text:span text:style-name="T31">Continuem amb </text:span><text:a xlink:type="simple" xlink:href="https://paulinoposada.github.io/web_fred/web_fred_25_26/GM/apunts_gm/unitat_1/fred_apunts_ud_1_2_gm.pdf"><text:span text:style-name="T31">unitat 1.2</text:span></text:a><text:span text:style-name="T31">.</text:span></text:p>
        </text:list-item>
        <text:list-item>
          <text:p text:style-name="P89">Comencem a comentar l'apartat 1.8.4 Diagrama de Mollier (diagrama p h)</text:p>
        </text:list-item>
      </text:list>
      <text:p text:style-name="P36"/>
      <text:p text:style-name="P46"/>
      <text:p text:style-name="P54">Divendres <text:tab/>31/10/25</text:p>
      <text:p text:style-name="P54"/>
      <text:p text:style-name="P37">Festiu triat pel centre.</text:p>
      <text:p text:style-name="P31"/>
      <text:p text:style-name="P31"/>
      <text:p text:style-name="P47">Di<text:span text:style-name="T22">marts<text:tab/>04</text:span>/<text:span text:style-name="T13">11</text:span>/2<text:span text:style-name="T5">5</text:span></text:p>
      <text:p text:style-name="P47"/>
      <text:list xml:id="list4451597182901" text:continue-list="list4451272601536" text:style-name="L2">
        <text:list-item>
          <text:p text:style-name="P6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85">Comentat apartat 1.<text:span text:style-name="T32">10 Caudal y velocidad</text:span></text:p>
        </text:list-item>
        <text:list-item>
          <text:p text:style-name="P85">Comentat apartat 1.<text:span text:style-name="T32">10.1 Conservación del caudal</text:span></text:p>
        </text:list-item>
      </text:list>
      <text:p text:style-name="P32"/>
      <text:p text:style-name="P48">Di<text:span text:style-name="T22">mecres<text:tab/>05</text:span>/<text:span text:style-name="T13">11</text:span>/2<text:span text:style-name="T5">5</text:span></text:p>
      <text:p text:style-name="P48"/>
      <text:list xml:id="list4451733031564" text:continue-numbering="true" text:style-name="L2">
        <text:list-item>
          <text:p text:style-name="P69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6">Comentat apartat 1.<text:span text:style-name="T32">1 Ciclo frigorífico</text:span></text:p>
        </text:list-item>
        <text:list-item>
          <text:p text:style-name="P86">Comentat aparta<text:span text:style-name="T33">t 1.1.1 Coeficiente de funcionamiento COP y EER</text:span></text:p>
        </text:list-item>
        <text:list-item>
          <text:p text:style-name="P86">Comentat aparta<text:span text:style-name="T33">t 1.1.2 Componentes de la instalación frigorífica por compresión</text:span></text:p>
        </text:list-item>
        <text:list-item>
          <text:p text:style-name="P86"><text:span text:style-name="T33"><text:s/></text:span>Comentat aparta<text:span text:style-name="T33">t 1.1.3 Ciclo frigorífico en el diagrama p h</text:span></text:p>
        </text:list-item>
      </text:list>
      <text:p text:style-name="P33"/>
      <text:p text:style-name="P49">Di<text:span text:style-name="T34">jous<text:tab/><text:tab/>06</text:span>/<text:span text:style-name="T13">11</text:span>/2<text:span text:style-name="T5">5</text:span></text:p>
      <text:p text:style-name="P49"/>
      <text:list xml:id="list4452112399475" text:continue-numbering="true" text:style-name="L2">
        <text:list-item>
          <text:p text:style-name="P70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87">Comentat apartat 1.<text:span text:style-name="T32">1.4 Caudal másico</text:span></text:p>
        </text:list-item>
        <text:list-item>
          <text:p text:style-name="P87">Comentat apartat 1.<text:span text:style-name="T32">1.5 EER de un sistema ideal</text:span></text:p>
        </text:list-item>
      </text:list>
      <text:p text:style-name="P56">Di<text:span text:style-name="T35">vendres<text:tab/><text:tab/>07</text:span>/<text:span text:style-name="T13">11</text:span>/2<text:span text:style-name="T5">5</text:span></text:p>
      <text:p text:style-name="P50"/>
      <text:p text:style-name="P38">Sortida golondrinas</text:p>
      <text:p text:style-name="P38"/>
      <text:p text:style-name="P51">Di<text:span text:style-name="T22">marts<text:tab/>11</text:span>/<text:span text:style-name="T13">11</text:span>/2<text:span text:style-name="T5">5</text:span></text:p>
      <text:p text:style-name="P51"/>
      <text:list xml:id="list4450609229826" text:continue-numbering="true" text:style-name="L2">
        <text:list-item>
          <text:p text:style-name="P71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0">Comentem exercici 1.2-1</text:p>
        </text:list-item>
        <text:list-item>
          <text:p text:style-name="P90">Comentem exercici 1.2-2</text:p>
        </text:list-item>
      </text:list>
      <text:p text:style-name="P39"/>
      <text:p text:style-name="P52">Di<text:span text:style-name="T22">mecres<text:tab/>12</text:span>/<text:span text:style-name="T13">11</text:span>/2<text:span text:style-name="T5">5</text:span></text:p>
      <text:p text:style-name="P52"/>
      <text:list xml:id="list4451259032275" text:continue-numbering="true" text:style-name="L2">
        <text:list-item>
          <text:p text:style-name="P72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1">Comentem exercici 1.2-<text:span text:style-name="T36">2 y 3</text:span></text:p>
        </text:list-item>
      </text:list>
      <text:p text:style-name="P40"/>
      <text:p text:style-name="P53">Di<text:span text:style-name="T37">jous<text:tab/><text:tab/>13</text:span>/<text:span text:style-name="T13">11</text:span>/2<text:span text:style-name="T5">5</text:span></text:p>
      <text:p text:style-name="P53"/>
      <text:list xml:id="list4450526117126" text:continue-numbering="true" text:style-name="L2">
        <text:list-item>
          <text:p text:style-name="P7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2">Comentem exer<text:span text:style-name="T37">cicis 1.2-3 y 4.</text:span></text:p>
        </text:list-item>
      </text:list>
      <text:p text:style-name="P94"/>
      <text:p text:style-name="P95">Di<text:span text:style-name="T38">vendres<text:tab/>14</text:span>/<text:span text:style-name="T13">11</text:span>/2<text:span text:style-name="T5">5</text:span></text:p>
      <text:p text:style-name="P95"/>
      <text:list xml:id="list4452116963285" text:continue-numbering="true" text:style-name="L2">
        <text:list-item>
          <text:p text:style-name="P7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93">Comentem exer<text:span text:style-name="T37">cicis 1.2-4 y 5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15T00:44:49.965101186</dc:date>
    <meta:editing-duration>PT2H6M24S</meta:editing-duration>
    <meta:editing-cycles>222</meta:editing-cycles>
    <meta:document-statistic meta:table-count="0" meta:image-count="0" meta:object-count="0" meta:page-count="4" meta:paragraph-count="109" meta:word-count="613" meta:character-count="3789" meta:non-whitespace-character-count="3312"/>
  </office:meta>
</office:document-meta>
</file>